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ea726" officeooo:paragraph-rsid="001ea726"/>
    </style:style>
    <style:style style:name="P2" style:family="paragraph" style:parent-style-name="Standard">
      <style:text-properties officeooo:rsid="001ea726" officeooo:paragraph-rsid="0021f822"/>
    </style:style>
    <style:style style:name="P3" style:family="paragraph" style:parent-style-name="Standard">
      <style:text-properties officeooo:rsid="001f8a76" officeooo:paragraph-rsid="001f8a76"/>
    </style:style>
    <style:style style:name="T1" style:family="text">
      <style:text-properties officeooo:rsid="0021f822"/>
    </style:style>
    <style:style style:name="T2" style:family="text">
      <style:text-properties officeooo:rsid="002046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pg 1)<text:line-break/>blir ganske enkelt, men det med skriveren kommer an på hvilken løsning dem bruker</text:p>
      <text:p text:style-name="P1"/>
      <text:p text:style-name="P1">Oppg 2)</text:p>
      <text:p text:style-name="P2">Nettverket til bedriften er et stort rot. Akkurat nå er det 1x aksesspunkt på hvert kontor som er på et nettverk hvor kodelåsene til dørene er tilkoblet. Det er også et annet nettverk som gir tilgang til fellesarealet og møterommene. Disse nettverkene snakker ikke sammen.</text:p>
      <text:p text:style-name="P1">Du er bestilt inn for å komme med en løsning for å ordne dette. Her er noen av kravene til løsningen.</text:p>
      <text:p text:style-name="P1"><text:tab/>Det må være 4 nettverk.</text:p>
      <text:p text:style-name="P1"><text:tab/><text:tab/>Disse nettverkene skal være delt opp</text:p>
      <text:p text:style-name="P1"><text:tab/><text:tab/>Du har en IP-rekkevidde å forholde deg til 10.1.10.0 10.1.10.255/24</text:p>
      <text:p text:style-name="P1"><text:tab/><text:tab/><text:tab/>Nettverk 1: skal bare ha IP tilganger til datamaskiner på kontorene <text:tab/><text:tab/><text:tab/><text:tab/>og nettverksprinteren. Dette nettverket skal være helt nedstengt og <text:tab/><text:tab/><text:tab/><text:tab/>ikkevære tilgjengelig for andre enheter.</text:p>
      <text:p text:style-name="P1"><text:tab/><text:tab/><text:tab/>Nettverk 2: Alle andre enheter de ansatte eier kan kobles til.</text:p>
      <text:p text:style-name="P1"><text:tab/><text:tab/><text:tab/>Nettverk 3: Alle dørlåsene</text:p>
      <text:p text:style-name="P1"><text:tab/><text:tab/><text:tab/>Nettverk 4: Gjestenettet</text:p>
      <text:p text:style-name="P1"><text:tab/>Vis hvordan du ville satt opp dette. Her kan du bruke flere eksempler.</text:p>
      <text:p text:style-name="P1"/>
      <text:p text:style-name="P1"/>
      <text:p text:style-name="P3"><text:span text:style-name="T1">Sette opp</text:span> 4 VLAN <text:span text:style-name="T2">også reservere ip addresser for enhetene som er fast I nettverket(skriver, stasjonære Pcer, dørlåsene, etc.) + kanskje 20-30 reserve addresser, og resten til gjestenettet. Så bare ordne routing mellom vlane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HarmonyOS Sans SC" style:font-family-asian="'HarmonyOS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1T14:20:27.142643333</meta:creation-date>
    <dc:date>2025-05-23T12:43:45.661662797</dc:date>
    <meta:editing-duration>PT17H19M46S</meta:editing-duration>
    <meta:editing-cycles>2</meta:editing-cycles>
    <meta:generator>LibreOffice/25.2.3.2$Linux_X86_64 LibreOffice_project/520$Build-2</meta:generator>
    <meta:document-statistic meta:table-count="0" meta:image-count="0" meta:object-count="0" meta:page-count="1" meta:paragraph-count="13" meta:word-count="195" meta:character-count="1204" meta:non-whitespace-character-count="996"/>
  </office:meta>
</office:document-meta>
</file>